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t-926">
            <text:p>St-926</text:p>
          </table:table-cell>
          <table:table-cell office:value-type="float" office:value="69.11666666666666">
            <text:p>69.11666666666666</text:p>
          </table:table-cell>
          <table:table-cell office:value-type="float" office:value="15.95">
            <text:p>15.95</text:p>
          </table:table-cell>
          <table:table-cell office:value-type="float" office:value="2780.0">
            <text:p>2780.0</text:p>
          </table:table-cell>
          <table:table-cell office:value-type="float" office:value="65.0">
            <text:p>65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01">
            <text:p>3.01</text:p>
          </table:table-cell>
          <table:table-cell office:value-type="float" office:value="1.17">
            <text:p>1.17</text:p>
          </table:table-cell>
          <table:table-cell office:value-type="float" office:value="1.169587117413917">
            <text:p>1.16958711741391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8">
            <text:p>T-5288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3480.0">
            <text:p>34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2">
            <text:p>8.1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66">
            <text:p>T-266</text:p>
          </table:table-cell>
          <table:table-cell office:value-type="float" office:value="69.0726">
            <text:p>69.0726</text:p>
          </table:table-cell>
          <table:table-cell office:value-type="float" office:value="15.555186">
            <text:p>15.555186</text:p>
          </table:table-cell>
          <table:table-cell office:value-type="float" office:value="4500.0">
            <text:p>4500.0</text:p>
          </table:table-cell>
          <table:table-cell office:value-type="float" office:value="150.0">
            <text:p>1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46">
            <text:p>6.46</text:p>
          </table:table-cell>
          <table:table-cell office:value-type="float" office:value="1.17">
            <text:p>1.17</text:p>
          </table:table-cell>
          <table:table-cell office:value-type="float" office:value="1.1745949839472767">
            <text:p>1.1745949839472767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1888">
            <text:p>T-1888</text:p>
          </table:table-cell>
          <table:table-cell office:value-type="float" office:value="69.233192">
            <text:p>69.233192</text:p>
          </table:table-cell>
          <table:table-cell office:value-type="float" office:value="16.0598">
            <text:p>16.0598</text:p>
          </table:table-cell>
          <table:table-cell office:value-type="float" office:value="10510.0">
            <text:p>10510.0</text:p>
          </table:table-cell>
          <table:table-cell office:value-type="float" office:value="510.0">
            <text:p>5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4.04">
            <text:p>34.04</text:p>
          </table:table-cell>
          <table:table-cell office:value-type="float" office:value="1.35">
            <text:p>1.35</text:p>
          </table:table-cell>
          <table:table-cell office:value-type="float" office:value="1.3547301910884295">
            <text:p>1.3547301910884295</text:p>
          </table:table-cell>
          <table:table-cell office:value-type="string" office:value="Vorren1978,CreelEtal2022">
            <text:p>Vorren197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201">
            <text:p>T-2201</text:p>
          </table:table-cell>
          <table:table-cell office:value-type="float" office:value="68.9177745950623">
            <text:p>68.9177745950623</text:p>
          </table:table-cell>
          <table:table-cell office:value-type="float" office:value="16.2686418027255">
            <text:p>16.2686418027255</text:p>
          </table:table-cell>
          <table:table-cell office:value-type="float" office:value="1220.0">
            <text:p>122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0.3">
            <text:p>30.3</text:p>
          </table:table-cell>
          <table:table-cell office:value-type="float" office:value="1.3">
            <text:p>1.3</text:p>
          </table:table-cell>
          <table:table-cell office:value-type="float" office:value="1.3000388694448017">
            <text:p>1.3000388694448017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2">
            <text:p>T-5282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7400.0">
            <text:p>7400.0</text:p>
          </table:table-cell>
          <table:table-cell office:value-type="float" office:value="120.0">
            <text:p>120.0</text:p>
          </table:table-cell>
          <table:table-cell office:value-type="string" office:value="sand and gyttja">
            <text:p>sand and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2">
            <text:p>2.0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4A">
            <text:p>T-5284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720.0">
            <text:p>6720.0</text:p>
          </table:table-cell>
          <table:table-cell office:value-type="float" office:value="160.0">
            <text:p>16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72">
            <text:p>6.7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5A">
            <text:p>T-5285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290.0">
            <text:p>6290.0</text:p>
          </table:table-cell>
          <table:table-cell office:value-type="float" office:value="60.0">
            <text:p>6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82">
            <text:p>6.8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6A">
            <text:p>T-5286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140.0">
            <text:p>6140.0</text:p>
          </table:table-cell>
          <table:table-cell office:value-type="float" office:value="50.0">
            <text:p>5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12">
            <text:p>7.1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77">
            <text:p>SUERC-39977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140.0">
            <text:p>2140.0</text:p>
          </table:table-cell>
          <table:table-cell office:value-type="float" office:value="37.0">
            <text:p>37.0</text:p>
          </table:table-cell>
          <table:table-cell office:value-type="string" office:value="betula bark">
            <text:p>betula 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67">
            <text:p>T-267</text:p>
          </table:table-cell>
          <table:table-cell office:value-type="float" office:value="69.135">
            <text:p>69.135</text:p>
          </table:table-cell>
          <table:table-cell office:value-type="float" office:value="15.679">
            <text:p>15.679</text:p>
          </table:table-cell>
          <table:table-cell office:value-type="float" office:value="6250.0">
            <text:p>6250.0</text:p>
          </table:table-cell>
          <table:table-cell office:value-type="float" office:value="200.0">
            <text:p>2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22">
            <text:p>4.22</text:p>
          </table:table-cell>
          <table:table-cell office:value-type="float" office:value="1.19">
            <text:p>1.19</text:p>
          </table:table-cell>
          <table:table-cell office:value-type="float" office:value="1.1864583726190614">
            <text:p>1.186458372619061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80">
            <text:p>SUERC-39980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279.0">
            <text:p>2279.0</text:p>
          </table:table-cell>
          <table:table-cell office:value-type="float" office:value="35.0">
            <text:p>35.0</text:p>
          </table:table-cell>
          <table:table-cell office:value-type="string" office:value="wood piece">
            <text:p>wood piec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28">
            <text:p>2.28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87">
            <text:p>SUERC-39987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777.0">
            <text:p>2777.0</text:p>
          </table:table-cell>
          <table:table-cell office:value-type="float" office:value="36.0">
            <text:p>36.0</text:p>
          </table:table-cell>
          <table:table-cell office:value-type="string" office:value="littorina saxatilis">
            <text:p>littorina saxatil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41146">
            <text:p>SUERC-41146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3020.0">
            <text:p>3020.0</text:p>
          </table:table-cell>
          <table:table-cell office:value-type="float" office:value="35.0">
            <text:p>35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7A">
            <text:p>T-5287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090.0">
            <text:p>6090.0</text:p>
          </table:table-cell>
          <table:table-cell office:value-type="float" office:value="100.0">
            <text:p>10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52">
            <text:p>7.5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7">
            <text:p>Barn15_17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1750.0">
            <text:p>1750.0</text:p>
          </table:table-cell>
          <table:table-cell office:value-type="float" office:value="200.0">
            <text:p>200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579">
            <text:p>T-5579</text:p>
          </table:table-cell>
          <table:table-cell office:value-type="float" office:value="69.261599">
            <text:p>69.261599</text:p>
          </table:table-cell>
          <table:table-cell office:value-type="float" office:value="16.048587">
            <text:p>16.048587</text:p>
          </table:table-cell>
          <table:table-cell office:value-type="float" office:value="14240.0">
            <text:p>14240.0</text:p>
          </table:table-cell>
          <table:table-cell office:value-type="float" office:value="250.0">
            <text:p>250.0</text:p>
          </table:table-cell>
          <table:table-cell office:value-type="string" office:value="macro-algae">
            <text:p>macro-alga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1">
            <text:p>44.01</text:p>
          </table:table-cell>
          <table:table-cell office:value-type="float" office:value="1.72">
            <text:p>1.72</text:p>
          </table:table-cell>
          <table:table-cell office:value-type="float" office:value="1.7212785134130568">
            <text:p>1.7212785134130568</text:p>
          </table:table-cell>
          <table:table-cell office:value-type="string" office:value="VorrenEtal1988,CreelEtal2022">
            <text:p>VorrenEtal198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580">
            <text:p>T-5580</text:p>
          </table:table-cell>
          <table:table-cell office:value-type="float" office:value="69.261599">
            <text:p>69.261599</text:p>
          </table:table-cell>
          <table:table-cell office:value-type="float" office:value="16.048587">
            <text:p>16.048587</text:p>
          </table:table-cell>
          <table:table-cell office:value-type="float" office:value="16150.0">
            <text:p>16150.0</text:p>
          </table:table-cell>
          <table:table-cell office:value-type="float" office:value="330.0">
            <text:p>330.0</text:p>
          </table:table-cell>
          <table:table-cell office:value-type="string" office:value="macro-algae">
            <text:p>macro-alga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2.85">
            <text:p>42.85</text:p>
          </table:table-cell>
          <table:table-cell office:value-type="float" office:value="1.41">
            <text:p>1.41</text:p>
          </table:table-cell>
          <table:table-cell office:value-type="float" office:value="1.4139851886822177">
            <text:p>1.4139851886822177</text:p>
          </table:table-cell>
          <table:table-cell office:value-type="string" office:value="VorrenEtal1988,CreelEtal2022">
            <text:p>VorrenEtal198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4">
            <text:p>Barn15_14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575.0">
            <text:p>575.0</text:p>
          </table:table-cell>
          <table:table-cell office:value-type="float" office:value="125.0">
            <text:p>125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9">
            <text:p>0.69</text:p>
          </table:table-cell>
          <table:table-cell office:value-type="float" office:value="0.51">
            <text:p>0.51</text:p>
          </table:table-cell>
          <table:table-cell office:value-type="float" office:value="0.5083006221526158">
            <text:p>0.5083006221526158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5">
            <text:p>Barn15_15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750.0">
            <text:p>750.0</text:p>
          </table:table-cell>
          <table:table-cell office:value-type="float" office:value="100.0">
            <text:p>100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6">
            <text:p>0.66</text:p>
          </table:table-cell>
          <table:table-cell office:value-type="float" office:value="0.51">
            <text:p>0.51</text:p>
          </table:table-cell>
          <table:table-cell office:value-type="float" office:value="0.5083006221526158">
            <text:p>0.5083006221526158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81">
            <text:p>SUERC-39981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634.0">
            <text:p>2634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6">
            <text:p>Barn15_16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1075.0">
            <text:p>1075.0</text:p>
          </table:table-cell>
          <table:table-cell office:value-type="float" office:value="125.0">
            <text:p>125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51">
            <text:p>0.51</text:p>
          </table:table-cell>
          <table:table-cell office:value-type="float" office:value="0.5083006221526158">
            <text:p>0.5083006221526158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70">
            <text:p>T-270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1">
            <text:p>1.81</text:p>
          </table:table-cell>
          <table:table-cell office:value-type="float" office:value="1.54">
            <text:p>1.54</text:p>
          </table:table-cell>
          <table:table-cell office:value-type="float" office:value="1.540412376614852">
            <text:p>1.540412376614852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82">
            <text:p>T-382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10940.0">
            <text:p>10940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8">
            <text:p>Poz-119908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3380.0">
            <text:p>1338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6">
            <text:p>Poz-119906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2380.0">
            <text:p>12380.0</text:p>
          </table:table-cell>
          <table:table-cell office:value-type="float" office:value="60.0">
            <text:p>60.0</text:p>
          </table:table-cell>
          <table:table-cell office:value-type="string" office:value="unknown moss">
            <text:p>unknown mos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5">
            <text:p>Poz-119905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1960.0">
            <text:p>1196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3">
            <text:p>Poz-119903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1850.0">
            <text:p>1185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2">
            <text:p>Poz-119902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9830.0">
            <text:p>98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1">
            <text:p>Poz-119901</text:p>
          </table:table-cell>
          <table:table-cell office:value-type="float" office:value="68.7735689105176">
            <text:p>68.7735689105176</text:p>
          </table:table-cell>
          <table:table-cell office:value-type="float" office:value="14.5107956427285">
            <text:p>14.5107956427285</text:p>
          </table:table-cell>
          <table:table-cell office:value-type="float" office:value="13440.0">
            <text:p>1344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6">
            <text:p>11.6</text:p>
          </table:table-cell>
          <table:table-cell office:value-type="float" office:value="0.64">
            <text:p>0.64</text:p>
          </table:table-cell>
          <table:table-cell office:value-type="float" office:value="0.6373865515976681">
            <text:p>0.6373865515976681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0">
            <text:p>Poz-119900</text:p>
          </table:table-cell>
          <table:table-cell office:value-type="float" office:value="68.7735689105176">
            <text:p>68.7735689105176</text:p>
          </table:table-cell>
          <table:table-cell office:value-type="float" office:value="14.5107956427285">
            <text:p>14.5107956427285</text:p>
          </table:table-cell>
          <table:table-cell office:value-type="float" office:value="12090.0">
            <text:p>1209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5">
            <text:p>10.65</text:p>
          </table:table-cell>
          <table:table-cell office:value-type="float" office:value="0.64">
            <text:p>0.64</text:p>
          </table:table-cell>
          <table:table-cell office:value-type="float" office:value="0.6373865515976681">
            <text:p>0.6373865515976681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899">
            <text:p>Poz-119899</text:p>
          </table:table-cell>
          <table:table-cell office:value-type="float" office:value="68.7735689105176">
            <text:p>68.7735689105176</text:p>
          </table:table-cell>
          <table:table-cell office:value-type="float" office:value="14.5107956427285">
            <text:p>14.5107956427285</text:p>
          </table:table-cell>
          <table:table-cell office:value-type="float" office:value="9890.0">
            <text:p>989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5">
            <text:p>10.65</text:p>
          </table:table-cell>
          <table:table-cell office:value-type="float" office:value="0.64">
            <text:p>0.64</text:p>
          </table:table-cell>
          <table:table-cell office:value-type="float" office:value="0.6373865515976681">
            <text:p>0.6373865515976681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50">
            <text:p>T-350</text:p>
          </table:table-cell>
          <table:table-cell office:value-type="float" office:value="69.13333333333334">
            <text:p>69.13333333333334</text:p>
          </table:table-cell>
          <table:table-cell office:value-type="float" office:value="15.983333333333333">
            <text:p>15.983333333333333</text:p>
          </table:table-cell>
          <table:table-cell office:value-type="float" office:value="2200.0">
            <text:p>220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72">
            <text:p>1.72</text:p>
          </table:table-cell>
          <table:table-cell office:value-type="float" office:value="1.19">
            <text:p>1.19</text:p>
          </table:table-cell>
          <table:table-cell office:value-type="float" office:value="1.1926625400662367">
            <text:p>1.192662540066236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51">
            <text:p>T-351</text:p>
          </table:table-cell>
          <table:table-cell office:value-type="float" office:value="69.15">
            <text:p>69.15</text:p>
          </table:table-cell>
          <table:table-cell office:value-type="float" office:value="16.033333333333335">
            <text:p>16.033333333333335</text:p>
          </table:table-cell>
          <table:table-cell office:value-type="float" office:value="3070.0">
            <text:p>3070.0</text:p>
          </table:table-cell>
          <table:table-cell office:value-type="float" office:value="100.0">
            <text:p>10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72">
            <text:p>3.72</text:p>
          </table:table-cell>
          <table:table-cell office:value-type="float" office:value="1.17">
            <text:p>1.17</text:p>
          </table:table-cell>
          <table:table-cell office:value-type="float" office:value="1.170325920502596">
            <text:p>1.170325920502596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202">
            <text:p>T-2202</text:p>
          </table:table-cell>
          <table:table-cell office:value-type="float" office:value="68.9177745950623">
            <text:p>68.9177745950623</text:p>
          </table:table-cell>
          <table:table-cell office:value-type="float" office:value="16.2686418027255">
            <text:p>16.2686418027255</text:p>
          </table:table-cell>
          <table:table-cell office:value-type="float" office:value="2080.0">
            <text:p>208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0.3">
            <text:p>30.3</text:p>
          </table:table-cell>
          <table:table-cell office:value-type="float" office:value="1.3">
            <text:p>1.3</text:p>
          </table:table-cell>
          <table:table-cell office:value-type="float" office:value="1.3000388694448017">
            <text:p>1.3000388694448017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85">
            <text:p>T-385</text:p>
          </table:table-cell>
          <table:table-cell office:value-type="float" office:value="69.11666666666666">
            <text:p>69.11666666666666</text:p>
          </table:table-cell>
          <table:table-cell office:value-type="float" office:value="16.05">
            <text:p>16.05</text:p>
          </table:table-cell>
          <table:table-cell office:value-type="float" office:value="2710.0">
            <text:p>2710.0</text:p>
          </table:table-cell>
          <table:table-cell office:value-type="float" office:value="90.0">
            <text:p>9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72">
            <text:p>2.72</text:p>
          </table:table-cell>
          <table:table-cell office:value-type="float" office:value="1.17">
            <text:p>1.17</text:p>
          </table:table-cell>
          <table:table-cell office:value-type="float" office:value="1.1664771700674927">
            <text:p>1.166477170067492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95">
            <text:p>T-295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9450.0">
            <text:p>9450.0</text:p>
          </table:table-cell>
          <table:table-cell office:value-type="float" office:value="250.0">
            <text:p>250.0</text:p>
          </table:table-cell>
          <table:table-cell office:value-type="string" office:value="peat rich in wood">
            <text:p>peat rich in woo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2">
            <text:p>0.32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94">
            <text:p>T-294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9900.0">
            <text:p>99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1887">
            <text:p>T-1887</text:p>
          </table:table-cell>
          <table:table-cell office:value-type="float" office:value="69.233192">
            <text:p>69.233192</text:p>
          </table:table-cell>
          <table:table-cell office:value-type="float" office:value="16.0598">
            <text:p>16.0598</text:p>
          </table:table-cell>
          <table:table-cell office:value-type="float" office:value="12920.0">
            <text:p>1292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4.04">
            <text:p>34.04</text:p>
          </table:table-cell>
          <table:table-cell office:value-type="float" office:value="1.35">
            <text:p>1.35</text:p>
          </table:table-cell>
          <table:table-cell office:value-type="float" office:value="1.3547301910884295">
            <text:p>1.3547301910884295</text:p>
          </table:table-cell>
          <table:table-cell office:value-type="string" office:value="Vorren1978,CreelEtal2022">
            <text:p>Vorren197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4730">
            <text:p>T-4730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530.0">
            <text:p>6530.0</text:p>
          </table:table-cell>
          <table:table-cell office:value-type="float" office:value="100.0">
            <text:p>10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2">
            <text:p>8.0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71B">
            <text:p>T-271B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10950.0">
            <text:p>1095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71">
            <text:p>T-271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10600.0">
            <text:p>10600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4686">
            <text:p>SUERC-34686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437.0">
            <text:p>2437.0</text:p>
          </table:table-cell>
          <table:table-cell office:value-type="float" office:value="37.0">
            <text:p>37.0</text:p>
          </table:table-cell>
          <table:table-cell office:value-type="string" office:value="betula fragments">
            <text:p>betula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050A">
            <text:p>T-5050A</text:p>
          </table:table-cell>
          <table:table-cell office:value-type="float" office:value="69.261599">
            <text:p>69.261599</text:p>
          </table:table-cell>
          <table:table-cell office:value-type="float" office:value="16.048587">
            <text:p>16.048587</text:p>
          </table:table-cell>
          <table:table-cell office:value-type="float" office:value="12120.0">
            <text:p>12120.0</text:p>
          </table:table-cell>
          <table:table-cell office:value-type="float" office:value="110.0">
            <text:p>110.0</text:p>
          </table:table-cell>
          <table:table-cell office:value-type="string" office:value="gelatinous organic silt">
            <text:p>gelatinous organic sil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3.04">
            <text:p>43.04</text:p>
          </table:table-cell>
          <table:table-cell office:value-type="float" office:value="1.42">
            <text:p>1.42</text:p>
          </table:table-cell>
          <table:table-cell office:value-type="float" office:value="1.415248338564003">
            <text:p>1.415248338564003</text:p>
          </table:table-cell>
          <table:table-cell office:value-type="string" office:value="VorrenEtal1988,CreelEtal2022">
            <text:p>VorrenEtal1988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